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text-properties style:font-name="Liberation Serif" fo:font-size="15pt" style:font-size-asian="15pt" style:font-size-complex="15pt"/>
    </style:style>
    <style:style style:name="P3" style:family="paragraph" style:parent-style-name="Preformatted_20_Text">
      <style:paragraph-properties fo:margin-top="0cm" fo:margin-bottom="0.499cm" loext:contextual-spacing="false"/>
      <style:text-properties officeooo:paragraph-rsid="001d9d1a"/>
    </style:style>
    <style:style style:name="P4" style:family="paragraph" style:parent-style-name="Text_20_body">
      <style:text-properties fo:font-size="15pt" style:font-size-asian="15pt" style:font-size-complex="15pt"/>
    </style:style>
    <style:style style:name="P5" style:family="paragraph" style:parent-style-name="Text_20_body">
      <style:text-properties fo:font-size="15pt" officeooo:rsid="004329cd" officeooo:paragraph-rsid="004329cd" style:font-size-asian="15pt" style:font-size-complex="15pt"/>
    </style:style>
    <style:style style:name="P6" style:family="paragraph" style:parent-style-name="Text_20_body">
      <style:text-properties fo:font-size="15pt" fo:font-weight="normal" style:font-size-asian="15pt" style:font-weight-asian="normal" style:font-size-complex="15pt" style:font-weight-complex="normal"/>
    </style:style>
    <style:style style:name="P7" style:family="paragraph" style:parent-style-name="Text_20_body">
      <style:text-properties fo:font-size="15pt" fo:font-weight="normal" officeooo:rsid="00449f77" officeooo:paragraph-rsid="00449f77" style:font-size-asian="15pt" style:font-weight-asian="normal" style:font-size-complex="15pt" style:font-weight-complex="normal"/>
    </style:style>
    <style:style style:name="P8" style:family="paragraph" style:parent-style-name="Text_20_body">
      <style:text-properties fo:font-size="15pt" fo:font-weight="bold" style:font-size-asian="15pt" style:font-weight-asian="bold" style:font-size-complex="15pt" style:font-weight-complex="bold"/>
    </style:style>
    <style:style style:name="P9" style:family="paragraph" style:parent-style-name="Text_20_body">
      <style:text-properties officeooo:paragraph-rsid="001b4072"/>
    </style:style>
    <style:style style:name="P10" style:family="paragraph" style:parent-style-name="Text_20_body">
      <style:text-properties officeooo:paragraph-rsid="0049436b"/>
    </style:style>
    <style:style style:name="P11" style:family="paragraph" style:parent-style-name="Text_20_body">
      <style:text-properties officeooo:paragraph-rsid="004abc54"/>
    </style:style>
    <style:style style:name="P12" style:family="paragraph" style:parent-style-name="Text_20_body">
      <style:text-properties officeooo:paragraph-rsid="004e746b"/>
    </style:style>
    <style:style style:name="P13" style:family="paragraph" style:parent-style-name="Heading_20_1">
      <style:text-properties fo:font-size="15pt" style:font-size-asian="15pt" style:font-size-complex="15pt"/>
    </style:style>
    <style:style style:name="P14" style:family="paragraph" style:parent-style-name="Heading_20_1">
      <style:text-properties fo:font-size="15pt" fo:font-weight="normal" style:font-size-asian="15pt" style:font-weight-asian="normal" style:font-size-complex="15pt" style:font-weight-complex="normal"/>
    </style:style>
    <style:style style:name="P15" style:family="paragraph" style:parent-style-name="Heading_20_1">
      <style:text-properties fo:font-size="15pt" fo:font-weight="bold" style:font-size-asian="15pt" style:font-weight-asian="bold" style:font-size-complex="15pt" style:font-weight-complex="bold"/>
    </style:style>
    <style:style style:name="P16" style:family="paragraph" style:parent-style-name="Standard">
      <style:text-properties fo:font-size="15pt" fo:font-weight="normal" style:font-size-asian="15pt" style:font-weight-asian="normal" style:font-size-complex="15pt" style:font-weight-complex="normal"/>
    </style:style>
    <style:style style:name="P17" style:family="paragraph" style:parent-style-name="Preformatted_20_Text">
      <style:text-properties style:font-name="Liberation Serif" fo:font-size="15pt" fo:font-weight="normal" style:font-size-asian="15pt" style:font-weight-asian="normal" style:font-size-complex="15pt" style:font-weight-complex="normal"/>
    </style:style>
    <style:style style:name="P18" style:family="paragraph" style:parent-style-name="Heading_20_3">
      <style:text-properties officeooo:paragraph-rsid="0049436b"/>
    </style:style>
    <style:style style:name="P19" style:family="paragraph" style:parent-style-name="Heading_20_3">
      <style:text-properties officeooo:paragraph-rsid="004e746b"/>
    </style:style>
    <style:style style:name="P20" style:family="paragraph" style:parent-style-name="Heading_20_3">
      <style:text-properties officeooo:paragraph-rsid="004abc54"/>
    </style:style>
    <style:style style:name="P21" style:family="paragraph" style:parent-style-name="Heading_20_5">
      <style:text-properties fo:font-size="15pt" style:font-size-asian="15pt" style:font-size-complex="15pt"/>
    </style:style>
    <style:style style:name="P22" style:family="paragraph" style:parent-style-name="Heading_20_4">
      <style:text-properties officeooo:paragraph-rsid="001b4072"/>
    </style:style>
    <style:style style:name="P23" style:family="paragraph" style:parent-style-name="Standard" style:list-style-name="L1">
      <style:text-properties officeooo:paragraph-rsid="001b4072"/>
    </style:style>
    <style:style style:name="P24" style:family="paragraph" style:parent-style-name="Text_20_body" style:list-style-name="L1"/>
    <style:style style:name="P25" style:family="paragraph" style:parent-style-name="Text_20_body" style:list-style-name="L1">
      <style:text-properties officeooo:paragraph-rsid="0020e3c7"/>
    </style:style>
    <style:style style:name="P26" style:family="paragraph" style:parent-style-name="Text_20_body" style:list-style-name="L3">
      <style:text-properties officeooo:paragraph-rsid="001b4072"/>
    </style:style>
    <style:style style:name="P27" style:family="paragraph" style:parent-style-name="Text_20_body" style:list-style-name="L4">
      <style:text-properties officeooo:paragraph-rsid="001b4072"/>
    </style:style>
    <style:style style:name="P28" style:family="paragraph" style:parent-style-name="Text_20_body" style:list-style-name="L5">
      <style:text-properties fo:font-size="15pt" style:font-size-asian="15pt" style:font-size-complex="15pt"/>
    </style:style>
    <style:style style:name="P29" style:family="paragraph" style:parent-style-name="Text_20_body" style:list-style-name="L10">
      <style:text-properties fo:font-size="15pt" style:font-size-asian="15pt" style:font-size-complex="15pt"/>
    </style:style>
    <style:style style:name="P30" style:family="paragraph" style:parent-style-name="Text_20_body">
      <style:text-properties fo:font-size="15pt" officeooo:rsid="004329cd" officeooo:paragraph-rsid="004329cd" style:font-size-asian="15pt" style:font-size-complex="15pt"/>
    </style:style>
    <style:style style:name="P31" style:family="paragraph" style:parent-style-name="Text_20_body" style:list-style-name="L6">
      <style:text-properties fo:font-size="15pt" fo:font-weight="normal" style:font-size-asian="15pt" style:font-weight-asian="normal" style:font-size-complex="15pt" style:font-weight-complex="normal"/>
    </style:style>
    <style:style style:name="P32" style:family="paragraph" style:parent-style-name="Text_20_body" style:list-style-name="L7">
      <style:text-properties fo:font-size="15pt" fo:font-weight="normal" style:font-size-asian="15pt" style:font-weight-asian="normal" style:font-size-complex="15pt" style:font-weight-complex="normal"/>
    </style:style>
    <style:style style:name="P33" style:family="paragraph" style:parent-style-name="Text_20_body" style:list-style-name="L11">
      <style:text-properties fo:font-size="15pt" fo:font-weight="normal" style:font-size-asian="15pt" style:font-weight-asian="normal" style:font-size-complex="15pt" style:font-weight-complex="normal"/>
    </style:style>
    <style:style style:name="P34" style:family="paragraph" style:parent-style-name="Text_20_body" style:list-style-name="L12">
      <style:text-properties fo:font-size="15pt" fo:font-weight="normal" style:font-size-asian="15pt" style:font-weight-asian="normal" style:font-size-complex="15pt" style:font-weight-complex="normal"/>
    </style:style>
    <style:style style:name="P35" style:family="paragraph" style:parent-style-name="Text_20_body" style:list-style-name="L9">
      <style:text-properties fo:font-size="15pt" style:text-underline-style="none" style:font-size-asian="15pt" style:font-size-complex="15pt"/>
    </style:style>
    <style:style style:name="P36" style:family="paragraph" style:parent-style-name="Text_20_body" style:list-style-name="L10">
      <style:text-properties fo:font-size="15pt" style:text-underline-style="none" style:font-size-asian="15pt" style:font-size-complex="15pt"/>
    </style:style>
    <style:style style:name="P37" style:family="paragraph" style:parent-style-name="Text_20_body" style:list-style-name="L8"/>
    <style:style style:name="P38" style:family="paragraph" style:parent-style-name="Text_20_body" style:list-style-name="L11"/>
    <style:style style:name="P39" style:family="paragraph" style:parent-style-name="Text_20_body" style:list-style-name="L6">
      <style:paragraph-properties fo:margin-top="0cm" fo:margin-bottom="0cm" loext:contextual-spacing="false"/>
    </style:style>
    <style:style style:name="P40" style:family="paragraph" style:parent-style-name="Text_20_body" style:list-style-name="L8">
      <style:paragraph-properties fo:margin-top="0cm" fo:margin-bottom="0cm" loext:contextual-spacing="false"/>
    </style:style>
    <style:style style:name="P41" style:family="paragraph" style:parent-style-name="Text_20_body" style:list-style-name="L9">
      <style:paragraph-properties fo:margin-top="0cm" fo:margin-bottom="0cm" loext:contextual-spacing="false"/>
      <style:text-properties fo:font-size="15pt" style:text-underline-style="none" style:font-size-asian="15pt" style:font-size-complex="15pt"/>
    </style:style>
    <style:style style:name="P42" style:family="paragraph" style:parent-style-name="Text_20_body" style:list-style-name="L10">
      <style:paragraph-properties fo:margin-top="0cm" fo:margin-bottom="0cm" loext:contextual-spacing="false"/>
      <style:text-properties fo:font-size="15pt" style:font-size-asian="15pt" style:font-size-complex="15pt"/>
    </style:style>
    <style:style style:name="P43" style:family="paragraph" style:parent-style-name="Text_20_body" style:list-style-name="L12">
      <style:paragraph-properties fo:margin-top="0cm" fo:margin-bottom="0cm" loext:contextual-spacing="false"/>
      <style:text-properties fo:font-size="15pt" fo:font-weight="normal" style:font-size-asian="15pt" style:font-weight-asian="normal" style:font-size-complex="15pt" style:font-weight-complex="normal"/>
    </style:style>
    <style:style style:name="P44" style:family="paragraph" style:parent-style-name="Heading_20_3">
      <style:text-properties fo:font-size="15pt" officeooo:rsid="004329cd" officeooo:paragraph-rsid="004329cd" style:font-size-asian="15pt" style:font-size-complex="15pt"/>
    </style:style>
    <style:style style:name="P45" style:family="paragraph" style:parent-style-name="Preformatted_20_Text" style:list-style-name="L1">
      <style:text-properties officeooo:paragraph-rsid="001b4072"/>
    </style:style>
    <style:style style:name="P46" style:family="paragraph" style:parent-style-name="Preformatted_20_Text" style:list-style-name="L2">
      <style:paragraph-properties fo:margin-top="0cm" fo:margin-bottom="0.499cm" loext:contextual-spacing="false"/>
    </style:style>
    <style:style style:name="P47" style:family="paragraph" style:parent-style-name="Preformatted_20_Text" style:list-style-name="L2">
      <style:paragraph-properties fo:margin-top="0cm" fo:margin-bottom="0.499cm" loext:contextual-spacing="false"/>
      <style:text-properties officeooo:paragraph-rsid="0026171d"/>
    </style:style>
    <style:style style:name="T1" style:family="text">
      <style:text-properties fo:font-size="15pt" style:font-size-asian="15pt" style:font-size-complex="15pt"/>
    </style:style>
    <style:style style:name="T2" style:family="text">
      <style:text-properties fo:font-size="15pt" fo:font-style="normal" style:font-size-asian="15pt" style:font-style-asian="normal" style:font-size-complex="15pt" style:font-style-complex="normal"/>
    </style:style>
    <style:style style:name="T3" style:family="text">
      <style:text-properties fo:font-size="15pt" fo:font-style="normal" officeooo:rsid="001d9d1a" style:font-size-asian="15pt" style:font-style-asian="normal" style:font-size-complex="15pt" style:font-style-complex="normal"/>
    </style:style>
    <style:style style:name="T4" style:family="text">
      <style:text-properties fo:font-size="15pt" fo:font-style="normal" officeooo:rsid="001b4072" style:font-size-asian="15pt" style:font-style-asian="normal" style:font-size-complex="15pt" style:font-style-complex="normal"/>
    </style:style>
    <style:style style:name="T5" style:family="text">
      <style:text-properties fo:font-size="15pt" fo:font-style="normal" officeooo:rsid="0020e3c7" style:font-size-asian="15pt" style:font-style-asian="normal" style:font-size-complex="15pt" style:font-style-complex="normal"/>
    </style:style>
    <style:style style:name="T6" style:family="text">
      <style:text-properties fo:font-size="15pt" fo:font-style="normal" fo:font-weight="normal" officeooo:rsid="001b4072" style:font-size-asian="15pt" style:font-style-asian="normal" style:font-weight-asian="normal" style:font-size-complex="15pt" style:font-style-complex="normal" style:font-weight-complex="normal"/>
    </style:style>
    <style:style style:name="T7" style:family="text">
      <style:text-properties fo:font-size="15pt" fo:font-style="normal" fo:font-weight="bold" officeooo:rsid="001b4072" style:font-size-asian="15pt" style:font-style-asian="normal" style:font-weight-asian="bold" style:font-size-complex="15pt" style:font-style-complex="normal" style:font-weight-complex="bold"/>
    </style:style>
    <style:style style:name="T8" style:family="text">
      <style:text-properties fo:font-size="15pt" fo:font-weight="bold" style:font-size-asian="15pt" style:font-weight-asian="bold" style:font-size-complex="15pt" style:font-weight-complex="bold"/>
    </style:style>
    <style:style style:name="T9" style:family="text">
      <style:text-properties fo:font-size="15pt" fo:font-weight="normal" style:font-size-asian="15pt" style:font-weight-asian="normal" style:font-size-complex="15pt" style:font-weight-complex="normal"/>
    </style:style>
    <style:style style:name="T10" style:family="text">
      <style:text-properties fo:font-size="15pt" style:text-underline-style="none" fo:font-weight="normal" style:font-size-asian="15pt" style:font-weight-asian="normal" style:font-size-complex="15pt" style:font-weight-complex="normal"/>
    </style:style>
    <style:style style:name="T11" style:family="text">
      <style:text-properties fo:font-size="15pt" style:text-underline-style="none" fo:font-weight="bold" style:font-size-asian="15pt" style:font-weight-asian="bold" style:font-size-complex="15pt" style:font-weight-complex="bold"/>
    </style:style>
    <style:style style:name="T12" style:family="text">
      <style:text-properties style:font-name="Liberation Serif" fo:font-size="15pt" style:font-size-asian="15pt" style:font-size-complex="15pt"/>
    </style:style>
    <style:style style:name="T13" style:family="text">
      <style:text-properties style:font-name="Liberation Serif" fo:font-size="15pt" fo:font-style="normal" style:font-size-asian="15pt" style:font-style-asian="normal" style:font-size-complex="15pt" style:font-style-complex="normal"/>
    </style:style>
    <style:style style:name="T14" style:family="text">
      <style:text-properties style:font-name="Liberation Serif" fo:font-size="15pt" fo:font-style="normal" fo:font-weight="bold" officeooo:rsid="001d9d1a" style:font-size-asian="15pt" style:font-style-asian="normal" style:font-weight-asian="bold" style:font-size-complex="15pt" style:font-style-complex="normal" style:font-weight-complex="bold"/>
    </style:style>
    <style:style style:name="T15" style:family="text">
      <style:text-properties style:text-underline-style="none" fo:font-weight="bold" style:font-weight-asian="bold" style:font-weight-complex="bold"/>
    </style:style>
    <style:style style:name="T16" style:family="text">
      <style:text-properties style:text-underline-style="none" fo:font-weight="bold" style:font-weight-asian="normal" style:font-weight-complex="normal"/>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53bd1e"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Difference between pointer and array in C?</text:h>
      <text:p text:style-name="P4"/>
      <text:p text:style-name="P4">Pointers are used for storing address of dynamically allocated arrays and for arrays which are passed as arguments to functions</text:p>
      <text:list xml:id="list5294660591624501821" text:style-name="L1">
        <text:list-item>
          <text:p text:style-name="P24"><text:span text:style-name="Emphasis"><text:span text:style-name="T2">Behavior of sizeof operator</text:span></text:span></text:p>
        </text:list-item>
        <text:list-item>
          <text:p text:style-name="P25"><text:span text:style-name="Emphasis"><text:span text:style-name="T2">sizeof(array) returns the amount of memory used by all elements in arra</text:span></text:span><text:span text:style-name="Emphasis"><text:span text:style-name="T5">y</text:span></text:span></text:p>
        </text:list-item>
        <text:list-item>
          <text:p text:style-name="P25"><text:span text:style-name="Emphasis"><text:span text:style-name="T2">sizeof(pointer) only returns the amount of memory used by the pointer variable itself</text:span></text:span></text:p>
          <text:p text:style-name="P23"><text:span text:style-name="Emphasis"><text:span text:style-name="Source_20_Text"><text:span text:style-name="T13">int</text:span></text:span></text:span><text:span text:style-name="Emphasis"><text:span text:style-name="T13"> </text:span></text:span><text:span text:style-name="Emphasis"><text:span text:style-name="Source_20_Text"><text:span text:style-name="T13">arr[] = {10, 20, 30, 40, 50, 60}; </text:span></text:span></text:span></text:p>
          <text:p text:style-name="P23"><text:span text:style-name="Source_20_Text"><text:span text:style-name="T13">int</text:span></text:span><text:span text:style-name="T13"> </text:span><text:span text:style-name="Source_20_Text"><text:span text:style-name="T13">*ptr = arr;</text:span></text:span><text:span text:style-name="Source_20_Text"> </text:span></text:p>
          <text:p text:style-name="P23"><text:span text:style-name="Source_20_Text"/></text:p>
          <text:p text:style-name="P45"><text:span text:style-name="Source_20_Text"><text:span text:style-name="T12">Size of arr[] 24</text:span></text:span></text:p>
        </text:list-item>
      </text:list>
      <text:p text:style-name="P2"><text:s text:c="10"/>Size of ptr 8</text:p>
      <text:list xml:id="list1741027053588940933" text:style-name="L2">
        <text:list-item>
          <text:p text:style-name="P46"><text:span text:style-name="Emphasis"><text:span text:style-name="T13">Assigning any address to an array variable is not allowed.</text:span></text:span></text:p>
        </text:list-item>
        <text:list-item>
          <text:p text:style-name="P47"><text:span text:style-name="Emphasis"><text:span text:style-name="T13">the &amp; operator<text:line-break/> &amp;array is an alias for &amp;array[0] and returns the address of the first element in array<text:line-break/> &amp;pointer returns the address of pointer</text:span></text:span></text:p>
        </text:list-item>
        <text:list-item>
          <text:p text:style-name="P47"><text:span text:style-name="Emphasis"><text:span text:style-name="T13">a string literal initialization of a character array<text:line-break/>char array[] = “abc” sets the first four elements in array to ‘a’, ‘b’, ‘c’, and ‘\0’<text:line-break/>char *pointer = “abc” sets pointer to the address of the “abc” string (which may be stored in read-only memory and thus unchangeable)</text:span></text:span></text:p>
        </text:list-item>
      </text:list>
      <text:p text:style-name="P1"><text:span text:style-name="Emphasis"><text:span text:style-name="T13"/></text:span></text:p>
      <text:p text:style-name="P3"><text:span text:style-name="Emphasis"><text:span text:style-name="T14">Similarities</text:span></text:span></text:p>
      <text:list xml:id="list2917581479576893704" text:style-name="L3">
        <text:list-item>
          <text:p text:style-name="P26"><text:span text:style-name="Emphasis"><text:span text:style-name="T3">Pointer </text:span></text:span><text:span text:style-name="Emphasis"><text:span text:style-name="T4">name gives address of first element of array.</text:span></text:span></text:p>
        </text:list-item>
        <text:list-item>
          <text:p text:style-name="P26"><text:span text:style-name="Emphasis"><text:span text:style-name="T4">Array members are accessed using pointer arithmetic.</text:span></text:span></text:p>
        </text:list-item>
        <text:list-item>
          <text:p text:style-name="P26"><text:span text:style-name="Emphasis"><text:span text:style-name="T4">Array parameters are always passed as pointers, even when we use square brackets.</text:span></text:span></text:p>
        </text:list-item>
      </text:list>
      <text:p text:style-name="P9"><text:span text:style-name="Emphasis"><text:span text:style-name="T4"/></text:span></text:p>
      <text:p text:style-name="P9"><text:soft-page-break/><text:span text:style-name="Strong_20_Emphasis"><text:span text:style-name="T4">Dangling pointer</text:span></text:span></text:p>
      <text:p text:style-name="P9"><text:span text:style-name="Emphasis"><text:span text:style-name="T4">A pointer pointing to a memory location that has been deleted (or freed) is called dangling pointer. There are </text:span></text:span><text:span text:style-name="Emphasis"><text:span text:style-name="Strong_20_Emphasis"><text:span text:style-name="T4">three</text:span></text:span></text:span><text:span text:style-name="Emphasis"><text:span text:style-name="T4"> different ways where Pointer acts as dangling pointer</text:span></text:span></text:p>
      <text:list xml:id="list3883034497081998367" text:style-name="L4">
        <text:list-item>
          <text:p text:style-name="P27"><text:span text:style-name="Strong_20_Emphasis"><text:span text:style-name="T6">De-allocation of memory</text:span></text:span></text:p>
        </text:list-item>
        <text:list-item>
          <text:p text:style-name="P27"><text:span text:style-name="Strong_20_Emphasis"><text:span text:style-name="T6">Function Call</text:span></text:span></text:p>
        </text:list-item>
        <text:list-item>
          <text:p text:style-name="P27"><text:span text:style-name="Strong_20_Emphasis"><text:span text:style-name="T6">Variable goes out of scope </text:span></text:span></text:p>
        </text:list-item>
        <text:list-item>
          <text:p text:style-name="P27"><text:span text:style-name="Strong_20_Emphasis"><text:span text:style-name="T6">Never return the address of the local variable from the function. It will be the causes of the dangling pointer.</text:span></text:span></text:p>
        </text:list-item>
      </text:list>
      <text:h text:style-name="P22" text:outline-level="4"><text:span text:style-name="Strong_20_Emphasis"><text:span text:style-name="T7">How to avoid the dangling pointer errors</text:span></text:span></text:h>
      <text:p text:style-name="P9"><text:span text:style-name="Strong_20_Emphasis"><text:span text:style-name="T7"/></text:span></text:p>
      <text:p text:style-name="P4">The behavior of the dangling pointer is undefined, so it is very important to avoid the born of dangling pointers. The common mistake that is done by many programmers is that not assigning the NULL explicitly after freeing the dynamic memory. So It is very good habits to assign the NULL after deallocation of the dynamically allocated memory.</text:p>
      <text:p text:style-name="P4"/>
      <text:p text:style-name="P4">Apart from that, another mistake is to return the address of the local variable (stack variable) from the function, it is also a cause to create a dangling pointer. Using the static variable we can resolve the problem because the lifetime of the static variable is the entire run of the program.</text:p>
      <text:p text:style-name="P9"><text:span text:style-name="Strong_20_Emphasis"><text:span text:style-name="T6"/></text:span></text:p>
      <text:p text:style-name="P9"/>
      <text:p text:style-name="Standard"><text:span text:style-name="Strong_20_Emphasis"><text:span text:style-name="T1">Void pointer</text:span></text:span></text:p>
      <text:p text:style-name="Standard"><text:span text:style-name="Strong_20_Emphasis"><text:span text:style-name="T1"/></text:span></text:p>
      <text:p text:style-name="P10"><text:span text:style-name="Strong_20_Emphasis"><text:span text:style-name="T9">A void pointer in c is called a generic pointer, it has no associated data type. It can store the address of any type of object and it can be type-casted to any types. According to C standard, the pointer to void shall have the same representation and alignment requirements as a pointer to a character type. A void pointer declaration is similar to the normal pointer, but the difference is that instead of data types we use the void keyword.</text:span></text:span></text:p>
      <text:p text:style-name="P10"><text:soft-page-break/><text:span text:style-name="Strong_20_Emphasis"><text:span text:style-name="T9">Using the indirection operator (*) we can get back the value which is pointed by the pointer, but in case of void pointer we cannot use the indirection operator directly. This is because a void pointer has no data type that creates a problem for the compiler to predict the size of the pointed object. So before dereferencing the void * we have to type cast it, it enables the compiler to predict the data types.</text:span></text:span></text:p>
      <text:h text:style-name="P18" text:outline-level="3"><text:span text:style-name="Strong_20_Emphasis"><text:span text:style-name="T8">Why is void pointers use?</text:span></text:span></text:h>
      <text:p text:style-name="P12"><text:span text:style-name="T1">A very important feature of the void pointer is reusability. Using the void pointer we can store the address of any object and whenever required we can get back the object through the indirection operator with proper casting</text:span>.</text:p>
      <text:p text:style-name="P12"><text:span text:style-name="Strong_20_Emphasis"><text:span text:style-name="T9"/></text:span></text:p>
      <text:p text:style-name="P12"><text:span text:style-name="Strong_20_Emphasis"><text:span text:style-name="T9"/></text:span></text:p>
      <text:h text:style-name="P19" text:outline-level="3"><text:span text:style-name="Strong_20_Emphasis"><text:span text:style-name="T1">Application of void pointer in C</text:span></text:span></text:h>
      <text:p text:style-name="P4">Application of void pointers are very wide, we can not cover all the application in one article. Here I am taking one of the most popular applications of the void pointer in qsort function.</text:p>
      <text:p text:style-name="P4">A qsort is a C standard library function that use to sort arrays. Using the qsort function, we can sort the array of integer, double, long etc.</text:p>
      <text:h text:style-name="P21" text:outline-level="5">Following is the declaration for qsort() function,</text:h>
      <text:p text:style-name="P4">void qsort(void *arr, size_t elements, size_t size, int (*comp)(const void *, const void*));</text:p>
      <text:h text:style-name="P21" text:outline-level="5">Parameters of qsort:</text:h>
      <text:p text:style-name="Text_20_body"><text:span text:style-name="Strong_20_Emphasis"><text:span text:style-name="T1">arr −</text:span></text:span><text:span text:style-name="T1"> pointer to the first element of the array.</text:span></text:p>
      <text:p text:style-name="Text_20_body"><text:span text:style-name="Strong_20_Emphasis"><text:span text:style-name="T1">elements</text:span></text:span><text:span text:style-name="T1">− number of elements in the array.</text:span></text:p>
      <text:p text:style-name="Text_20_body"><text:span text:style-name="Strong_20_Emphasis"><text:span text:style-name="T1">size −</text:span></text:span><text:span text:style-name="T1"> size(in bytes) of the element in the array.</text:span></text:p>
      <text:p text:style-name="Text_20_body"><text:span text:style-name="Strong_20_Emphasis"><text:span text:style-name="T1">comp −</text:span></text:span><text:span text:style-name="T1"> compare function that is used to compares two elements.<text:line-break/>int comp(const void* a, const void* b);</text:span></text:p>
      <text:h text:style-name="P20" text:outline-level="3"><text:soft-page-break/><text:span text:style-name="Strong_20_Emphasis"><text:span text:style-name="T8">Advantages of the void pointer in c</text:span></text:span></text:h>
      <text:list xml:id="list868824472965283879" text:style-name="L5">
        <text:list-item>
          <text:p text:style-name="P28">Using the void pointer we can create a generic function that can take arguments of any data type. The memcpy and memmove library function are the best examples of the generic function, using these function we can copy the data from the source to destination.</text:p>
        </text:list-item>
      </text:list>
      <text:p text:style-name="P11"><text:span text:style-name="Strong_20_Emphasis"><text:span text:style-name="T9"/></text:span></text:p>
      <text:p text:style-name="P11"><text:span text:style-name="Strong_20_Emphasis"><text:span text:style-name="T8">Important Points</text:span></text:span></text:p>
      <text:list xml:id="list7098592277522703756" text:style-name="L6">
        <text:list-item>
          <text:p text:style-name="P39"><text:span text:style-name="T9">void pointers </text:span><text:span text:style-name="Strong_20_Emphasis"><text:span text:style-name="T9">cannot be dereferenced</text:span></text:span><text:span text:style-name="T9">. It can however be done using typecasting the void pointer </text:span></text:p>
        </text:list-item>
        <text:list-item>
          <text:p text:style-name="P31">Pointer arithmetic is not possible on pointers of void due to lack of concrete value and thus size. </text:p>
        </text:list-item>
      </text:list>
      <text:p text:style-name="P7">Size of Void is 1 byte and Size of void * is 8 bytes</text:p>
      <text:p text:style-name="P6"><text:span text:style-name="Strong_20_Emphasis"><text:span text:style-name="T15"/></text:span></text:p>
      <text:p text:style-name="P6"><text:span text:style-name="Strong_20_Emphasis"><text:span text:style-name="T15"/></text:span></text:p>
      <text:p text:style-name="P6"><text:span text:style-name="Strong_20_Emphasis"><text:span text:style-name="T18">T</text:span></text:span><text:span text:style-name="Strong_20_Emphasis"><text:span text:style-name="T17">he reason malloc, calloc or realloc library function return void *. Due to the void * these functions are used to allocate memory to any data type.</text:span></text:span></text:p>
      <text:list xml:id="list7369055477135021879" text:style-name="L7">
        <text:list-item>
          <text:p text:style-name="P32">Using the void * we can create a generic linked list.For more information see this link: How to create generic Link List.</text:p>
        </text:list-item>
      </text:list>
      <text:p text:style-name="P6"><text:span text:style-name="Strong_20_Emphasis"><text:span text:style-name="T15"/></text:span></text:p>
      <text:p text:style-name="P6"><text:span text:style-name="Strong_20_Emphasis"><text:span text:style-name="T15">NULL Pointer</text:span></text:span></text:p>
      <text:p text:style-name="P6"><text:span text:style-name="Strong_20_Emphasis"><text:span text:style-name="T17">NULL Pointer is a pointer which is pointing to nothing. In case, if we don’t have address to be assigned to a pointer, then we can simply use NULL.</text:span></text:span></text:p>
      <text:p text:style-name="P6"><text:span text:style-name="Strong_20_Emphasis"><text:span text:style-name="T15">Important Points</text:span></text:span></text:p>
      <text:list xml:id="list8840750930008923007" text:style-name="L8">
        <text:list-item>
          <text:p text:style-name="P40"><text:span text:style-name="Strong_20_Emphasis"><text:span text:style-name="T9">NULL vs Uninitialized pointer – </text:span></text:span><text:span text:style-name="T9">An uninitialized pointer stores an undefined value. A null pointer stores a defined value, but one that is defined by the environment to not be a valid address for any member or object. </text:span></text:p>
        </text:list-item>
        <text:list-item>
          <text:p text:style-name="P37"><text:span text:style-name="Strong_20_Emphasis"><text:span text:style-name="T9">NULL vs Void Pointer</text:span></text:span><text:span text:style-name="T9"> – Null pointer is a value, while void pointer is a type</text:span> </text:p>
        </text:list-item>
      </text:list>
      <text:p text:style-name="P4"><text:soft-page-break/>To check for null pointer before accessing any pointer variable. By doing so, we can perform error handling in pointer related code e.g. dereference pointer variable only if it’s not NULL.</text:p>
      <text:p text:style-name="P5">Size of Null is 8 bytes on 64 bit compiler</text:p>
      <text:p text:style-name="P5">Dereference is not possible</text:p>
      <text:h text:style-name="P44" text:outline-level="3"><text:span text:style-name="Strong_20_Emphasis">Use of null pointer in C</text:span></text:h>
      <text:p text:style-name="P5">A pointer that is not pointing the address of a valid object or valid memory should be initialized to NULL. It prevents the pointer to become a dangling pointer and ensure the programmer that pointer is not pointing anywhere.</text:p>
      <text:p text:style-name="Text_20_body"><text:span text:style-name="Strong_20_Emphasis"><text:span text:style-name="T11">Wild pointer</text:span></text:span></text:p>
      <text:p text:style-name="Text_20_body"><text:span text:style-name="Strong_20_Emphasis"><text:span text:style-name="T10">A pointer which has not been initialized to anything (not even NULL) is known as wild pointer. The pointer may be initialized to a non-NULL garbage value that may not be a valid address.</text:span></text:span></text:p>
      <text:p text:style-name="Text_20_body"><text:span text:style-name="Strong_20_Emphasis"><text:span text:style-name="T11"/></text:span></text:p>
      <text:h text:style-name="Heading_20_1" text:outline-level="1"><text:span text:style-name="Strong_20_Emphasis"><text:span text:style-name="T11">Why C treats array parameters as pointers?</text:span></text:span></text:h>
      <text:p text:style-name="Text_20_body"><text:span text:style-name="Strong_20_Emphasis"><text:span text:style-name="T11"/></text:span></text:p>
      <text:p text:style-name="Text_20_body"><text:span text:style-name="Strong_20_Emphasis"><text:span text:style-name="T10">If the pointer coming in really is the base address of a whole array, then we should use [ ].</text:span></text:span></text:p>
      <text:p text:style-name="P6"><text:span text:style-name="Strong_20_Emphasis"><text:span text:style-name="T17">It is inefficient to copy the array data in terms of both memory and time; and most of the times, when we pass an array our intention is to just tell the array we interested in, not to create a copy of the array.</text:span></text:span></text:p>
      <text:p text:style-name="P6"><text:span text:style-name="Strong_20_Emphasis"><text:span text:style-name="T17"/></text:span></text:p>
      <text:p text:style-name="P16"><text:bookmark text:name="__w2_wONymd8j4_answer_content"/><text:span text:style-name="Strong_20_Emphasis"><text:span text:style-name="T16">Complex pointer :</text:span></text:span></text:p>
      <text:list xml:id="list6707769629578902954" text:style-name="L9">
        <text:list-item>
          <text:p text:style-name="P41">Pointer to function</text:p>
        </text:list-item>
        <text:list-item>
          <text:p text:style-name="P41">Pointer to array</text:p>
          <text:list>
            <text:list-item>
              <text:p text:style-name="P41">Pointer to array of integer</text:p>
            </text:list-item>
            <text:list-item>
              <text:p text:style-name="P41">Pointer to array of function</text:p>
            </text:list-item>
            <text:list-item>
              <text:p text:style-name="P41">Pointer to array of character</text:p>
            </text:list-item>
            <text:list-item>
              <text:p text:style-name="P41">Pointer to array of structure</text:p>
            </text:list-item>
            <text:list-item>
              <text:p text:style-name="P41">Pointer to array of union</text:p>
            </text:list-item>
            <text:list-item>
              <text:p text:style-name="P41"><text:soft-page-break/>Pointer to array of array</text:p>
            </text:list-item>
            <text:list-item>
              <text:p text:style-name="P41">Pointer to two dimensional array</text:p>
            </text:list-item>
            <text:list-item>
              <text:p text:style-name="P41">Pointer to three dimensional array</text:p>
            </text:list-item>
            <text:list-item>
              <text:p text:style-name="P41">Pointer to array of string</text:p>
            </text:list-item>
            <text:list-item>
              <text:p text:style-name="P35">Pointer to array of pointer to string</text:p>
            </text:list-item>
          </text:list>
        </text:list-item>
      </text:list>
      <text:list xml:id="list3800626444961395493" text:style-name="L10">
        <text:list-item>
          <text:p text:style-name="P36"><text:bookmark text:name="__w2_wONymd8j4_answer_content1"/>Pointer to structure</text:p>
        </text:list-item>
        <text:list-item>
          <text:p text:style-name="P42">Pointer to union </text:p>
        </text:list-item>
        <text:list-item>
          <text:p text:style-name="P29">Multilevel pointers</text:p>
        </text:list-item>
      </text:list>
      <text:p text:style-name="P6"><text:span text:style-name="Strong_20_Emphasis"><text:span text:style-name="T17"/></text:span></text:p>
      <text:h text:style-name="P14" text:outline-level="1"><text:span text:style-name="Strong_20_Emphasis"><text:span text:style-name="T15">What are near, far and huge pointers?</text:span></text:span></text:h>
      <text:p text:style-name="P6"><text:span text:style-name="Strong_20_Emphasis"><text:span text:style-name="T15"/></text:span></text:p>
      <text:list xml:id="list8600620713730095677" text:style-name="L11">
        <text:list-item>
          <text:p text:style-name="P33"><text:span text:style-name="Strong_20_Emphasis"><text:span text:style-name="T17">Near pointer is used to store 16 bit addresses means within current segment on a 16 bit machine. The limitation is that we can only access 64kb of data at a time.</text:span></text:span></text:p>
        </text:list-item>
        <text:list-item>
          <text:p text:style-name="P38"><text:span text:style-name="Strong_20_Emphasis"><text:span text:style-name="T9">A far pointer</text:span></text:span><text:span text:style-name="T9"> is typically 32 bit that can access memory outside current segment. To use this, compiler allocates a segment register to store segment address, then another register to store offset within current segment.</text:span></text:p>
        </text:list-item>
        <text:list-item>
          <text:p text:style-name="P38"><text:span text:style-name="T9">Like far pointer, </text:span><text:span text:style-name="Strong_20_Emphasis"><text:span text:style-name="T9">huge pointer</text:span></text:span><text:span text:style-name="T9"> is also typically 32 bit and can access outside segment. In case of far pointers, a segment is fixed.In far pointer, the segment part cannot be modified, but in Huge it can be</text:span></text:p>
        </text:list-item>
      </text:list>
      <text:h text:style-name="P15" text:outline-level="1">restrict keyword in C</text:h>
      <text:p text:style-name="P8"/>
      <text:list xml:id="list4891699934012646972" text:style-name="L12">
        <text:list-item>
          <text:p text:style-name="P34">restrict keyword is mainly used in pointer declarations as a type qualifier for pointers. </text:p>
        </text:list-item>
        <text:list-item>
          <text:p text:style-name="P43">It doesn’t add any new functionality. It is only a way for programmer to inform about an optimizations that compiler can make. </text:p>
        </text:list-item>
        <text:list-item>
          <text:p text:style-name="P43"><text:soft-page-break/>When we use restrict with a pointer ptr, it tells the compiler that ptr is the only way to access the object pointed by it and compiler doesn’t need to add any additional checks. </text:p>
        </text:list-item>
        <text:list-item>
          <text:p text:style-name="P43">If a programmer uses restrict keyword and violate the above condition, result is undefined behavior. </text:p>
        </text:list-item>
        <text:list-item>
          <text:p text:style-name="P34">restrict is not supported by C++. It is a C only keyword. </text:p>
        </text:list-item>
      </text:list>
      <text:p text:style-name="P8"/>
      <text:h text:style-name="P15" text:outline-level="1">Pointer to an Array | Array Pointer</text:h>
      <text:p text:style-name="P6"/>
      <text:p text:style-name="P17">int (*ptr)[10];</text:p>
      <text:p text:style-name="P17"/>
      <text:p text:style-name="P17">On dereferencing a pointer expression we get a value pointed to by that pointer expression. Pointer to an array points to an array, so on dereferencing it, we should get the array, and the name of array denotes the base address. So whenever a pointer to an array is dereferenced, we get the base address of the array to which it points.</text:p>
      <text:p text:style-name="P6"/>
      <text:p text:style-name="P6"/>
      <text:p text:style-name="P6"><text:span text:style-name="Strong_20_Emphasis"><text:span text:style-name="T15"/></text:span></text:p>
      <text:p text:style-name="P6"><text:span text:style-name="Strong_20_Emphasis"><text:span text:style-name="T17"/></text:span></text:p>
      <text:p text:style-name="Standard"><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19:48:55.250051393</meta:creation-date>
    <dc:date>2019-05-13T15:58:47.310998855</dc:date>
    <meta:editing-duration>PT18H53M28S</meta:editing-duration>
    <meta:editing-cycles>29</meta:editing-cycles>
    <meta:generator>LibreOffice/5.1.6.2$Linux_X86_64 LibreOffice_project/10m0$Build-2</meta:generator>
    <meta:document-statistic meta:table-count="0" meta:image-count="0" meta:object-count="0" meta:page-count="7" meta:paragraph-count="93" meta:word-count="1535" meta:character-count="8427" meta:non-whitespace-character-count="7003"/>
  </office:meta>
</office:document-meta>
</file>